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ee3" officeooo:paragraph-rsid="00128ee3"/>
    </style:style>
    <style:style style:name="P2" style:family="paragraph" style:parent-style-name="Preformatted_20_Text">
      <style:text-properties officeooo:rsid="00128ee3" officeooo:paragraph-rsid="00128e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new ROS package ~/renno-robtech/src:</text:p>
      <text:p text:style-name="P1"/>
      <text:p text:style-name="P2">catkin_create_pkg &lt;beginner_tutorials&gt; std_msgs rospy roscpp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9:18:41.891521416</meta:creation-date>
    <meta:generator>LibreOffice/4.2.8.2$Linux_X86_64 LibreOffice_project/420m0$Build-2</meta:generator>
    <dc:date>2017-04-28T09:25:55.027191752</dc:date>
    <meta:editing-duration>P0D</meta:editing-duration>
    <meta:editing-cycles>1</meta:editing-cycles>
    <meta:document-statistic meta:table-count="0" meta:image-count="0" meta:object-count="0" meta:page-count="1" meta:paragraph-count="2" meta:word-count="10" meta:character-count="103" meta:non-whitespace-character-count="95"/>
  </office:meta>
</office:document-meta>
</file>